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style:font-name-asian="Helvetica" style:font-weight-asian="normal" style:font-name-complex="Helvetica" style:font-weight-complex="normal"/>
    </style:style>
    <style:style style:name="P3" style:family="paragraph" style:parent-style-name="Standard" style:master-page-name="Standard">
      <style:paragraph-properties style:page-number="auto"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4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officeooo:rsid="001563b0" officeooo:paragraph-rsid="0016d7d8" style:font-name-asian="Helvetica" style:font-weight-asian="normal" style:font-name-complex="Helvetica" style:font-weight-complex="normal"/>
    </style:style>
    <style:style style:name="T1" style:family="text">
      <style:text-properties officeooo:rsid="001563b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63b0"/>
    </style:style>
    <style:style style:name="T4" style:family="text">
      <style:text-properties officeooo:rsid="0016d7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Gemma</text:span><text:span text:style-name="T2"> Version History</text:span></text:p>
      <text:p text:style-name="P1"/>
      <text:p text:style-name="P1">V1.0.0 (<text:span text:style-name="T4">02/23/2013</text:span>):</text:p>
      <text:p text:style-name="P2">New Features:</text:p>
      <text:list xml:id="list8477173156729049958" text:style-name="L1">
        <text:list-item>
          <text:p text:style-name="P4"><text:span text:style-name="T4">Initial stable relea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hnell</meta:initial-creator>
    <meta:creation-date>2010-01-29T10:09:00</meta:creation-date>
    <dc:date>2013-02-23T13:19:50</dc:date>
    <meta:generator>LibreOffice/4.0.0.3$MacOSX_x86 LibreOffice_project/53fd80e80f44edd735c18dbc5b6cde811e0a15c</meta:generator>
    <meta:editing-duration>PT17H16M23S</meta:editing-duration>
    <meta:editing-cycles>413</meta:editing-cycles>
    <dc:title>Mazer5D Version History</dc:title>
    <meta:document-statistic meta:table-count="0" meta:image-count="0" meta:object-count="0" meta:page-count="1" meta:paragraph-count="4" meta:word-count="11" meta:character-count="78" meta:non-whitespace-character-count="72"/>
  </office:meta>
</office:document-meta>
</file>